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4.542cm" fo:min-width="10.93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2.37cm" fo:min-width="4.051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7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451cm"/>
    </style:style>
    <style:style style:name="gr5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8.544cm" fo:min-width="15.468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1.815cm" fo:min-width="3.129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3.768cm"/>
    </style:style>
    <style:style style:name="gr9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1.737cm" fo:min-width="3.129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3.211cm"/>
    </style:style>
    <style:style style:name="gr11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1.91cm" fo:min-width="3.442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3.7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5cm" fo:min-width="3.76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6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1.57cm" fo:min-width="3.164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8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2.248cm" fo:min-width="3.792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7cm" fo:min-width="3.768cm"/>
    </style:style>
    <style:style style:name="gr20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97cm" fo:min-width="0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8.56cm" fo:min-width="6.278cm" fo:padding-top="0.165cm" fo:padding-bottom="0.165cm" fo:padding-left="0.29cm" fo:padding-right="0.29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loext:graphic-properties draw:fill="none"/>
      <style:paragraph-properties fo:text-align="center"/>
      <style:text-properties fo:font-size="12pt" fo:font-weight="bold" style:font-size-asian="12pt" style:font-size-complex="12pt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6" draw:id="id6" draw:layer="layout" svg:width="11.43cm" svg:height="4.826cm" svg:x="10.058cm" svg:y="10.0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585cm" svg:height="2.654cm" svg:x="10.82cm" svg:y="11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585cm" svg:height="2.654cm" svg:x="15.887cm" svg:y="11.50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969cm" svg:height="1.673cm" svg:x="11.661cm" svg:y="12.446cm">
          <draw:text-box>
            <text:p>sensor</text:p>
          </draw:text-box>
        </draw:frame>
        <draw:frame draw:style-name="gr4" draw:text-style-name="P2" xml:id="id7" draw:id="id7" draw:layer="layout" svg:width="3.748cm" svg:height="1.673cm" svg:x="16.654cm" svg:y="12.373cm">
          <draw:text-box>
            <text:p>controller</text:p>
          </draw:text-box>
        </draw:frame>
        <draw:custom-shape draw:style-name="gr5" draw:text-style-name="P1" draw:layer="layout" svg:width="16.002cm" svg:height="8.828cm" svg:x="7.38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6.352cm" svg:height="0.962cm" svg:x="13.144cm" svg:y="10.284cm">
          <draw:text-box>
            <text:p text:style-name="P3"><text:span text:style-name="T1">D</text:span><text:span text:style-name="T1">e</text:span><text:span text:style-name="T1">v</text:span><text:span text:style-name="T1">i</text:span><text:span text:style-name="T1">c</text:span><text:span text:style-name="T1">e</text:span><text:span text:style-name="T1"> </text:span><text:span text:style-name="T2">S</text:span><text:span text:style-name="T2">u</text:span><text:span text:style-name="T2">b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/text:p>
          </draw:text-box>
        </draw:frame>
        <draw:custom-shape draw:style-name="gr7" draw:text-style-name="P1" draw:layer="layout" svg:width="3.663cm" svg:height="2.099cm" svg:x="7.72cm" svg:y="6.891cm">
          <text:p/>
          <draw:enhanced-geometry svg:viewBox="0 0 21600 21600" draw:type="rectangle" draw:enhanced-path="M 0 0 L 21600 0 21600 21600 0 21600 0 0 Z N"/>
        </draw:custom-shape>
        <draw:frame draw:style-name="gr8" draw:text-style-name="P6" xml:id="id5" draw:id="id5" draw:layer="layout" svg:width="4.021cm" svg:height="1.361cm" svg:x="7.763cm" svg:y="7.601cm">
          <draw:text-box>
            <text:p text:style-name="P5"><text:span text:style-name="T3">D</text:span><text:span text:style-name="T3">e</text:span><text:span text:style-name="T3">v</text:span><text:span text:style-name="T3">i</text:span><text:span text:style-name="T3">c</text:span><text:span text:style-name="T3">e</text:span><text:span text:style-name="T3"> </text:span><text:span text:style-name="T3">L</text:span><text:span text:style-name="T3">o</text:span><text:span text:style-name="T3">a</text:span><text:span text:style-name="T3">d</text:span><text:span text:style-name="T3">e</text:span><text:span text:style-name="T3">r</text:span></text:p>
          </draw:text-box>
        </draw:frame>
        <draw:custom-shape draw:style-name="gr9" draw:text-style-name="P1" draw:layer="layout" svg:width="3.663cm" svg:height="2.021cm" svg:x="7.72cm" svg:y="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59cm" svg:height="1.361cm" svg:x="8.024cm" svg:y="4.654cm">
          <draw:text-box>
            <text:p text:style-name="P5"><text:span text:style-name="T3">C</text:span><text:span text:style-name="T3">o</text:span><text:span text:style-name="T3">n</text:span><text:span text:style-name="T3">fi</text:span><text:span text:style-name="T3">g</text:span><text:span text:style-name="T3">u</text:span><text:span text:style-name="T3">r</text:span><text:span text:style-name="T3">a</text:span><text:span text:style-name="T3">t</text:span><text:span text:style-name="T3">o</text:span><text:span text:style-name="T3">r</text:span></text:p>
          </draw:text-box>
        </draw:frame>
        <draw:frame draw:style-name="gr6" draw:text-style-name="P4" draw:layer="layout" svg:width="6.103cm" svg:height="0.962cm" svg:x="11.874cm" svg:y="0.584cm">
          <draw:text-box>
            <text:p text:style-name="P3"><text:span text:style-name="T2">S</text:span><text:span text:style-name="T2">e</text:span><text:span text:style-name="T2">r</text:span><text:span text:style-name="T2">v</text:span><text:span text:style-name="T2">e</text:span><text:span text:style-name="T2">r </text:span><text:span text:style-name="T2">S</text:span><text:span text:style-name="T2">u</text:span><text:span text:style-name="T2">b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/text:p>
          </draw:text-box>
        </draw:frame>
        <draw:custom-shape draw:style-name="gr11" draw:text-style-name="P1" xml:id="id2" draw:id="id2" draw:layer="layout" svg:width="3.976cm" svg:height="2.194cm" svg:x="18.42cm" svg:y="6.84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549cm" svg:height="1.505cm" svg:x="18.662cm" svg:y="7.243cm">
          <draw:text-box>
            <text:p text:style-name="P7"><text:span text:style-name="T4">S</text:span><text:span text:style-name="T4">u</text:span><text:span text:style-name="T4">b</text:span><text:span text:style-name="T4">s</text:span><text:span text:style-name="T4">c</text:span><text:span text:style-name="T4">r</text:span><text:span text:style-name="T4">i</text:span><text:span text:style-name="T4">b</text:span><text:span text:style-name="T4">e</text:span><text:span text:style-name="T4">r</text:span><text:span text:style-name="T4">s</text:span><text:span text:style-name="T4"> </text:span><text:span text:style-name="T4">D</text:span><text:span text:style-name="T4">B</text:span></text:p>
          </draw:text-box>
        </draw:frame>
        <draw:custom-shape draw:style-name="gr11" draw:text-style-name="P1" xml:id="id4" draw:id="id4" draw:layer="layout" svg:width="3.976cm" svg:height="2.194cm" svg:x="18.42cm" svg:y="4.04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3.321cm" svg:height="1.505cm" svg:x="18.79cm" svg:y="4.442cm">
          <draw:text-box>
            <text:p text:style-name="P7"><text:span text:style-name="T4">E</text:span><text:span text:style-name="T4">v</text:span><text:span text:style-name="T4">e</text:span><text:span text:style-name="T4">n</text:span><text:span text:style-name="T4">t </text:span><text:span text:style-name="T4">D</text:span><text:span text:style-name="T4">e</text:span><text:span text:style-name="T4">s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e</text:span><text:span text:style-name="T4">r</text:span></text:p>
          </draw:text-box>
        </draw:frame>
        <draw:connector draw:style-name="gr14" draw:text-style-name="P1" draw:layer="layout" draw:type="curve" draw:line-skew="1.713cm" svg:x1="20.472cm" svg:y1="12.835cm" svg:x2="22.396cm" svg:y2="7.939cm" draw:start-shape="id1" draw:start-glue-point="1" draw:end-shape="id2" draw:end-glue-point="1" svg:d="M20472 12835c6232 0 5270-4896 1924-4896" svg:viewBox="0 0 4564 4897">
          <text:p/>
        </draw:connector>
        <draw:connector draw:style-name="gr14" draw:text-style-name="P1" draw:layer="layout" draw:type="curve" svg:x1="13.112cm" svg:y1="11.508cm" svg:x2="18.42cm" svg:y2="5.137cm" draw:start-shape="id3" draw:start-glue-point="0" draw:end-shape="id4" draw:end-glue-point="3" svg:d="M13112 11508c0-4248 1769-6371 5308-6371" svg:viewBox="0 0 5309 6372">
          <text:p/>
        </draw:connector>
        <draw:line draw:style-name="gr14" draw:text-style-name="P1" draw:layer="layout" svg:x1="9.672cm" svg:y1="6.015cm" svg:x2="9.672cm" svg:y2="6.891cm">
          <text:p/>
        </draw:line>
        <draw:connector draw:style-name="gr15" draw:text-style-name="P1" draw:layer="layout" draw:type="curve" svg:x1="9.773cm" svg:y1="8.962cm" svg:x2="10.058cm" svg:y2="12.511cm" draw:start-shape="id5" draw:start-glue-point="2" draw:end-shape="id6" draw:end-glue-point="3" svg:d="M9773 8962c0 838-116 698-239 1376s-253 2173 524 2173" svg:viewBox="0 0 618 3550">
          <text:p/>
        </draw:connector>
        <draw:connector draw:style-name="gr14" draw:text-style-name="P1" draw:layer="layout" draw:type="curve" draw:line-skew="4.256cm" svg:x1="22.396cm" svg:y1="5.137cm" svg:x2="20.402cm" svg:y2="13.209cm" draw:start-shape="id4" draw:start-glue-point="1" draw:end-shape="id7" svg:d="M22396 5137c7161 0 8158 8072-1994 8072" svg:viewBox="0 0 7496 8073">
          <text:p/>
        </draw:connector>
        <draw:custom-shape draw:style-name="gr16" draw:text-style-name="P1" draw:layer="layout" svg:width="3.698cm" svg:height="1.854cm" svg:x="18.52cm" svg:y="1.34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2.566cm" svg:height="1.505cm" svg:x="19.29cm" svg:y="1.542cm">
          <draw:text-box>
            <text:p text:style-name="P9"><text:span text:style-name="T3">Eve</text:span><text:span text:style-name="T3">nt </text:span><text:span text:style-name="T3">Log</text:span><text:span text:style-name="T3">ger</text:span></text:p>
          </draw:text-box>
        </draw:frame>
        <draw:frame draw:style-name="gr17" draw:text-style-name="P6" draw:layer="layout" svg:width="2.748cm" svg:height="1.016cm" svg:x="8.148cm" svg:y="1.94cm">
          <draw:text-box>
            <text:p text:style-name="P5"><text:span text:style-name="T3">Agents.txt</text:span></text:p>
          </draw:text-box>
        </draw:frame>
        <draw:line draw:style-name="gr15" draw:text-style-name="P1" draw:layer="layout" svg:x1="9.418cm" svg:y1="2.794cm" svg:x2="9.418cm" svg:y2="4.1cm">
          <text:p/>
        </draw:line>
        <draw:line draw:style-name="gr15" draw:text-style-name="P1" draw:layer="layout" svg:x1="20.34cm" svg:y1="4.04cm" svg:x2="20.34cm" svg:y2="3.194cm">
          <text:p/>
        </draw:line>
        <draw:custom-shape draw:style-name="gr18" draw:text-style-name="P1" draw:layer="layout" svg:width="4.326cm" svg:height="2.532cm" svg:x="12.82cm" svg:y="1.94cm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3.756cm" svg:height="1.507cm" svg:x="13.182cm" svg:y="2.44cm">
          <draw:text-box>
            <text:p text:style-name="P7"><text:span text:style-name="T4">SmartHome </text:span><text:span text:style-name="T4">System</text:span></text:p>
          </draw:text-box>
        </draw:frame>
        <draw:line draw:style-name="gr15" draw:text-style-name="P1" draw:layer="layout" svg:x1="12.82cm" svg:y1="4.064cm" svg:x2="11.383cm" svg:y2="8.382cm">
          <text:p/>
        </draw:line>
        <draw:line draw:style-name="gr15" draw:text-style-name="P1" draw:layer="layout" svg:x1="12.82cm" svg:y1="2.764cm" svg:x2="11.383cm" svg:y2="5.334cm">
          <text:p/>
        </draw:line>
        <draw:line draw:style-name="gr15" draw:text-style-name="P1" draw:layer="layout" svg:x1="17.146cm" svg:y1="3.048cm" svg:x2="18.52cm" svg:y2="2.54cm">
          <text:p/>
        </draw:line>
        <draw:line draw:style-name="gr20" draw:text-style-name="P1" draw:layer="layout" svg:x1="17.146cm" svg:y1="3.556cm" svg:x2="18.308cm" svg:y2="4.826cm">
          <text:p/>
        </draw:line>
        <draw:line draw:style-name="gr20" draw:text-style-name="P1" draw:layer="layout" svg:x1="16.276cm" svg:y1="4.472cm" svg:x2="18.42cm" svg:y2="7.112cm">
          <text:p/>
        </draw:line>
        <draw:custom-shape draw:style-name="gr21" draw:text-style-name="P12" draw:layer="layout" svg:width="0.762cm" svg:height="0.705cm" svg:x="12.982cm" svg:y="3.637cm">
          <text:p text:style-name="P1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762cm" svg:height="0.705cm" svg:x="8.542cm" svg:y="6.072cm">
          <text:p text:style-name="P11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762cm" svg:height="0.705cm" svg:x="20.583cm" svg:y="11.937cm">
          <text:p text:style-name="P11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762cm" svg:height="0.705cm" svg:x="12.183cm" svg:y="10.637cm">
          <text:p text:style-name="P11"><text:span text:style-name="T5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2" draw:layer="layout" svg:width="0.762cm" svg:height="0.705cm" svg:x="22.484cm" svg:y="4.337cm">
          <text:p text:style-name="P11"><text:span text:style-name="T5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2" draw:layer="layout" svg:width="0.762cm" svg:height="0.705cm" svg:x="20.584cm" svg:y="3.237cm">
          <text:p text:style-name="P11"><text:span text:style-name="T5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4" xml:id="id8" draw:id="id8" draw:layer="layout" svg:width="0.762cm" svg:height="0.705cm" svg:x="0.684cm" svg:y="2.637cm">
          <text:p text:style-name="P13"><text:span text:style-name="T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4" xml:id="id9" draw:id="id9" draw:layer="layout" svg:width="0.762cm" svg:height="0.705cm" svg:x="0.685cm" svg:y="4.037cm">
          <text:p text:style-name="P13"><text:span text:style-name="T6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4" xml:id="id10" draw:id="id10" draw:layer="layout" svg:width="0.762cm" svg:height="0.705cm" svg:x="0.685cm" svg:y="2.637cm">
          <text:p text:style-name="P13"><text:span text:style-name="T6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4" xml:id="id11" draw:id="id11" draw:layer="layout" svg:width="0.762cm" svg:height="0.705cm" svg:x="0.685cm" svg:y="5.437cm">
          <text:p text:style-name="P13"><text:span text:style-name="T6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4" xml:id="id12" draw:id="id12" draw:layer="layout" svg:width="0.762cm" svg:height="0.705cm" svg:x="0.685cm" svg:y="6.837cm">
          <text:p text:style-name="P13"><text:span text:style-name="T6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4" xml:id="id13" draw:id="id13" draw:layer="layout" svg:width="0.762cm" svg:height="0.705cm" svg:x="0.686cm" svg:y="8.237cm">
          <text:p text:style-name="P13"><text:span text:style-name="T6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4" xml:id="id14" draw:id="id14" draw:layer="layout" svg:width="0.762cm" svg:height="0.705cm" svg:x="0.687cm" svg:y="9.637cm">
          <text:p text:style-name="P13"><text:span text:style-name="T6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15" xml:id="id15" draw:id="id15" draw:layer="layout" svg:width="4.003cm" svg:height="0.806cm" svg:x="1.532cm" svg:y="2.594cm">
          <draw:text-box>
            <text:p text:style-name="P3"><text:span text:style-name="T7">Initiate System</text:span></text:p>
          </draw:text-box>
        </draw:frame>
        <draw:custom-shape draw:style-name="gr21" draw:text-style-name="P17" xml:id="id16" draw:id="id16" draw:layer="layout" svg:width="0.762cm" svg:height="0.705cm" svg:x="0.687cm" svg:y="8.237cm">
          <text:p text:style-name="P16"><text:span text:style-name="T6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15" xml:id="id17" draw:id="id17" draw:layer="layout" svg:width="5.205cm" svg:height="0.806cm" svg:x="1.532cm" svg:y="3.994cm">
          <draw:text-box>
            <text:p text:style-name="P3"><text:span text:style-name="T7">Load Device Agents</text:span></text:p>
          </draw:text-box>
        </draw:frame>
        <draw:frame draw:style-name="gr6" draw:text-style-name="P15" xml:id="id18" draw:id="id18" draw:layer="layout" svg:width="5.362cm" svg:height="0.806cm" svg:x="1.532cm" svg:y="5.394cm">
          <draw:text-box>
            <text:p text:style-name="P3"><text:span text:style-name="T7">Subscribe To Events</text:span></text:p>
          </draw:text-box>
        </draw:frame>
        <draw:frame draw:style-name="gr6" draw:text-style-name="P15" xml:id="id19" draw:id="id19" draw:layer="layout" svg:width="4.405cm" svg:height="1.361cm" svg:x="1.532cm" svg:y="6.594cm">
          <draw:text-box>
            <text:p text:style-name="P3"><text:span text:style-name="T7">Send Events For</text:span></text:p>
            <text:p text:style-name="P3"><text:span text:style-name="T7">Destribution</text:span></text:p>
          </draw:text-box>
        </draw:frame>
        <draw:frame draw:style-name="gr6" draw:text-style-name="P15" xml:id="id20" draw:id="id20" draw:layer="layout" svg:width="5.142cm" svg:height="1.361cm" svg:x="1.532cm" svg:y="8.094cm">
          <draw:text-box>
            <text:p text:style-name="P3"><text:span text:style-name="T7">Destribute </text:span><text:span text:style-name="T7">Event To</text:span></text:p>
            <text:p text:style-name="P3"><text:span text:style-name="T7">Subscribers</text:span></text:p>
          </draw:text-box>
        </draw:frame>
        <draw:frame draw:style-name="gr6" draw:text-style-name="P15" xml:id="id21" draw:id="id21" draw:layer="layout" svg:width="4.515cm" svg:height="1.361cm" svg:x="1.532cm" svg:y="9.494cm">
          <draw:text-box>
            <text:p text:style-name="P3"><text:span text:style-name="T7">Update </text:span><text:span text:style-name="T7">Events in</text:span></text:p>
            <text:p text:style-name="P3"><text:span text:style-name="T7">Log File</text:span></text:p>
          </draw:text-box>
        </draw:frame>
        <draw:custom-shape draw:style-name="gr22" draw:text-style-name="P1" xml:id="id22" draw:id="id22" draw:layer="layout" svg:width="6.858cm" svg:height="8.89cm" svg:x="0.254cm" svg:y="2.28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7T15:47:44.009103674</meta:creation-date>
    <dc:date>2020-08-17T17:18:47.161503828</dc:date>
    <meta:editing-duration>PT16M23S</meta:editing-duration>
    <meta:editing-cycles>1</meta:editing-cycles>
    <meta:document-statistic meta:object-count="77"/>
    <meta:generator>LibreOffice/6.0.7.3$Linux_X86_64 LibreOffice_project/00m0$Build-3</meta:generator>
  </office:meta>
</office:document-meta>
</file>